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solid" draw:fill-color="#000000" draw:textarea-vertical-align="middle"/>
    </style:style>
    <style:style style:name="gr2" style:family="graphic" style:parent-style-name="objectwithoutfill">
      <style:graphic-properties svg:stroke-color="#000000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348cm"/>
    </style:style>
    <style:style style:name="gr4" style:family="graphic" style:parent-style-name="standard">
      <style:graphic-properties svg:stroke-color="#808080" draw:fill-color="#808080" draw:textarea-horizontal-align="justify" draw:textarea-vertical-align="middle" draw:auto-grow-height="false" fo:min-height="0.368cm" fo:min-width="0.117cm"/>
    </style:style>
    <style:style style:name="gr5" style:family="graphic" style:parent-style-name="standard">
      <style:graphic-properties svg:stroke-color="#808080" draw:fill-color="#808080" draw:textarea-horizontal-align="justify" draw:textarea-vertical-align="middle" draw:auto-grow-height="false" fo:min-height="0.367cm" fo:min-width="0.118cm"/>
    </style:style>
    <style:style style:name="gr6" style:family="graphic" style:parent-style-name="standard">
      <style:graphic-properties svg:stroke-color="#808080" draw:fill-color="#808080" draw:textarea-horizontal-align="justify" draw:textarea-vertical-align="middle" draw:auto-grow-height="false" fo:min-height="0.368cm" fo:min-width="0.118cm"/>
    </style:style>
    <style:style style:name="gr7" style:family="graphic" style:parent-style-name="standard">
      <style:graphic-properties svg:stroke-color="#808080" draw:fill-color="#808080" draw:textarea-horizontal-align="justify" draw:textarea-vertical-align="middle" draw:auto-grow-height="false" fo:min-height="0.356cm" fo:min-width="0.104cm"/>
    </style:style>
    <style:style style:name="gr8" style:family="graphic" style:parent-style-name="standard">
      <style:graphic-properties svg:stroke-color="#808080" draw:fill-color="#808080" draw:textarea-horizontal-align="justify" draw:textarea-vertical-align="middle" draw:auto-grow-height="false" fo:min-height="0.356cm" fo:min-width="0.105cm"/>
    </style:style>
    <style:style style:name="gr9" style:family="graphic" style:parent-style-name="standard">
      <style:graphic-properties svg:stroke-color="#808080" draw:fill-color="#808080" draw:textarea-horizontal-align="justify" draw:textarea-vertical-align="middle" draw:auto-grow-height="false" fo:min-height="0.355cm" fo:min-width="0.105cm"/>
    </style:style>
    <style:style style:name="gr10" style:family="graphic" style:parent-style-name="standard">
      <style:graphic-properties svg:stroke-color="#808080" draw:fill-color="#808080" draw:textarea-horizontal-align="justify" draw:textarea-vertical-align="middle" draw:auto-grow-height="false" fo:min-height="0.356cm" fo:min-width="0.106cm"/>
    </style:style>
    <style:style style:name="gr11" style:family="graphic" style:parent-style-name="standard">
      <style:graphic-properties svg:stroke-color="#808080" draw:fill-color="#808080" draw:textarea-horizontal-align="justify" draw:textarea-vertical-align="middle" draw:auto-grow-height="false" fo:min-height="0.367cm" fo:min-width="0.117cm"/>
    </style:style>
    <style:style style:name="gr12" style:family="graphic" style:parent-style-name="standard">
      <style:graphic-properties draw:stroke="none" svg:stroke-color="#000000" draw:fill="none" draw:fill-color="#ffffff" fo:min-height="1.203cm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text-properties fo:font-size="14pt" fo:font-style="italic"/>
    </style:style>
    <style:style style:name="P4" style:family="paragraph">
      <loext:graphic-properties draw:fill-color="#808080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4pt" fo:font-style="italic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line draw:style-name="gr1" draw:text-style-name="P1" draw:layer="layout" svg:x1="1.298cm" svg:y1="12.704cm" svg:x2="8.416cm" svg:y2="12.704cm">
            <text:p/>
          </draw:line>
          <draw:line draw:style-name="gr2" draw:text-style-name="P2" draw:layer="layout" svg:x1="7.835cm" svg:y1="12.704cm" svg:x2="7.835cm" svg:y2="2.1cm">
            <text:p/>
          </draw:line>
          <draw:line draw:style-name="gr2" draw:text-style-name="P2" draw:layer="layout" svg:x1="5.801cm" svg:y1="12.704cm" svg:x2="5.801cm" svg:y2="2.1cm">
            <text:p/>
          </draw:line>
          <draw:line draw:style-name="gr2" draw:text-style-name="P2" draw:layer="layout" svg:x1="3.767cm" svg:y1="12.704cm" svg:x2="3.767cm" svg:y2="2.1cm">
            <text:p/>
          </draw:line>
          <draw:line draw:style-name="gr2" draw:text-style-name="P2" draw:layer="layout" svg:x1="1.734cm" svg:y1="12.704cm" svg:x2="1.734cm" svg:y2="2.1cm">
            <text:p/>
          </draw:line>
          <draw:frame draw:style-name="gr3" draw:text-style-name="P3" draw:layer="layout" svg:width="1.744cm" svg:height="1.598cm" svg:x="1.007cm" svg:y="12.995cm">
            <draw:text-box>
              <text:p><text:span text:style-name="T1">M</text:span></text:p>
            </draw:text-box>
          </draw:frame>
          <draw:frame draw:style-name="gr3" draw:text-style-name="P3" draw:layer="layout" svg:width="1.743cm" svg:height="1.598cm" svg:x="3.041cm" svg:y="12.995cm">
            <draw:text-box>
              <text:p><text:span text:style-name="T1">C</text:span></text:p>
            </draw:text-box>
          </draw:frame>
          <draw:frame draw:style-name="gr3" draw:text-style-name="P3" draw:layer="layout" svg:width="1.743cm" svg:height="1.598cm" svg:x="5.22cm" svg:y="12.995cm">
            <draw:text-box>
              <text:p><text:span text:style-name="T1">X</text:span></text:p>
            </draw:text-box>
          </draw:frame>
          <draw:frame draw:style-name="gr3" draw:text-style-name="P3" draw:layer="layout" svg:width="1.743cm" svg:height="1.598cm" svg:x="7.399cm" svg:y="12.995cm">
            <draw:text-box>
              <text:p><text:span text:style-name="T1">I</text:span></text:p>
            </draw:text-box>
          </draw:frame>
          <draw:custom-shape draw:style-name="gr4" draw:text-style-name="P4" draw:layer="layout" svg:width="0.871cm" svg:height="0.872cm" svg:x="3.332cm" svg:y="11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871cm" svg:height="0.872cm" svg:x="5.367cm" svg:y="11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871cm" svg:height="0.872cm" svg:x="7.402cm" svg:y="11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0.872cm" svg:height="0.871cm" svg:x="5.368cm" svg:y="10.6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872cm" svg:height="0.872cm" svg:x="5.368cm" svg:y="9.6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854cm" svg:height="0.856cm" svg:x="7.411cm" svg:y="10.5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4" draw:layer="layout" svg:width="0.855cm" svg:height="0.856cm" svg:x="7.411cm" svg:y="9.5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4" draw:layer="layout" svg:width="0.855cm" svg:height="0.855cm" svg:x="7.411cm" svg:y="8.5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4" draw:layer="layout" svg:width="0.855cm" svg:height="0.856cm" svg:x="7.411cm" svg:y="7.5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4" draw:layer="layout" svg:width="0.855cm" svg:height="0.856cm" svg:x="7.411cm" svg:y="6.5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4" draw:layer="layout" svg:width="0.856cm" svg:height="0.856cm" svg:x="7.412cm" svg:y="5.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4" draw:layer="layout" svg:width="0.855cm" svg:height="0.855cm" svg:x="7.408cm" svg:y="4.5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4" draw:layer="layout" svg:width="0.855cm" svg:height="0.855cm" svg:x="7.408cm" svg:y="3.5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9.723cm" svg:y1="12.704cm" svg:x2="16.841cm" svg:y2="12.704cm">
            <text:p/>
          </draw:line>
          <draw:line draw:style-name="gr2" draw:text-style-name="P2" draw:layer="layout" svg:x1="16.26cm" svg:y1="12.704cm" svg:x2="16.26cm" svg:y2="2.1cm">
            <text:p/>
          </draw:line>
          <draw:line draw:style-name="gr2" draw:text-style-name="P2" draw:layer="layout" svg:x1="14.226cm" svg:y1="12.704cm" svg:x2="14.226cm" svg:y2="2.1cm">
            <text:p/>
          </draw:line>
          <draw:line draw:style-name="gr2" draw:text-style-name="P2" draw:layer="layout" svg:x1="12.193cm" svg:y1="12.704cm" svg:x2="12.193cm" svg:y2="2.1cm">
            <text:p/>
          </draw:line>
          <draw:line draw:style-name="gr2" draw:text-style-name="P2" draw:layer="layout" svg:x1="10.159cm" svg:y1="12.704cm" svg:x2="10.159cm" svg:y2="2.1cm">
            <text:p/>
          </draw:line>
          <draw:frame draw:style-name="gr3" draw:text-style-name="P3" draw:layer="layout" svg:width="1.743cm" svg:height="1.598cm" svg:x="9.433cm" svg:y="12.995cm">
            <draw:text-box>
              <text:p><text:span text:style-name="T1">M</text:span></text:p>
            </draw:text-box>
          </draw:frame>
          <draw:frame draw:style-name="gr3" draw:text-style-name="P3" draw:layer="layout" svg:width="1.743cm" svg:height="1.598cm" svg:x="11.466cm" svg:y="12.995cm">
            <draw:text-box>
              <text:p><text:span text:style-name="T1">C</text:span></text:p>
            </draw:text-box>
          </draw:frame>
          <draw:frame draw:style-name="gr3" draw:text-style-name="P3" draw:layer="layout" svg:width="1.743cm" svg:height="1.598cm" svg:x="13.645cm" svg:y="12.995cm">
            <draw:text-box>
              <text:p><text:span text:style-name="T1">X</text:span></text:p>
            </draw:text-box>
          </draw:frame>
          <draw:frame draw:style-name="gr3" draw:text-style-name="P3" draw:layer="layout" svg:width="1.743cm" svg:height="1.598cm" svg:x="15.824cm" svg:y="12.995cm">
            <draw:text-box>
              <text:p><text:span text:style-name="T1">I</text:span></text:p>
            </draw:text-box>
          </draw:frame>
          <draw:custom-shape draw:style-name="gr4" draw:text-style-name="P4" draw:layer="layout" svg:width="0.871cm" svg:height="0.872cm" svg:x="11.757cm" svg:y="11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872cm" svg:height="0.872cm" svg:x="13.792cm" svg:y="11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872cm" svg:height="0.872cm" svg:x="15.827cm" svg:y="11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0.872cm" svg:height="0.871cm" svg:x="13.793cm" svg:y="10.6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872cm" svg:height="0.872cm" svg:x="13.793cm" svg:y="9.6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872cm" svg:height="0.872cm" svg:x="15.827cm" svg:y="10.6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871cm" svg:height="0.872cm" svg:x="15.829cm" svg:y="9.6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4" draw:layer="layout" svg:width="0.871cm" svg:height="0.871cm" svg:x="15.829cm" svg:y="8.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871cm" svg:height="0.872cm" svg:x="15.829cm" svg:y="7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4" draw:layer="layout" svg:width="0.871cm" svg:height="0.871cm" svg:x="15.829cm" svg:y="6.6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0.872cm" svg:height="0.871cm" svg:x="15.83cm" svg:y="5.5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872cm" svg:height="0.872cm" svg:x="15.824cm" svg:y="4.5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0.872cm" svg:height="0.871cm" svg:x="15.824cm" svg:y="3.5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6" draw:layer="layout" svg:width="6.392cm" svg:height="1.453cm" svg:x="1.588cm" svg:y="14.447cm">
            <draw:text-box>
              <text:p text:style-name="P5"><text:span text:style-name="T2">139</text:span></text:p>
            </draw:text-box>
          </draw:frame>
          <draw:line draw:style-name="gr2" draw:text-style-name="P2" draw:layer="layout" svg:x1="11.466cm" svg:y1="11.542cm" svg:x2="12.919cm" svg:y2="11.542cm">
            <text:p/>
          </draw:line>
          <draw:line draw:style-name="gr2" draw:text-style-name="P2" draw:layer="layout" svg:x1="13.5cm" svg:y1="9.508cm" svg:x2="14.953cm" svg:y2="9.508cm">
            <text:p/>
          </draw:line>
          <draw:line draw:style-name="gr2" draw:text-style-name="P2" draw:layer="layout" svg:x1="15.534cm" svg:y1="3.407cm" svg:x2="16.987cm" svg:y2="3.407cm">
            <text:p/>
          </draw:line>
          <draw:custom-shape draw:style-name="gr11" draw:text-style-name="P4" draw:layer="layout" svg:width="0.871cm" svg:height="0.871cm" svg:x="11.76cm" svg:y="10.5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871cm" svg:height="0.872cm" svg:x="11.76cm" svg:y="9.5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872cm" svg:height="0.872cm" svg:x="11.761cm" svg:y="8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872cm" svg:height="0.872cm" svg:x="11.761cm" svg:y="7.4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872cm" svg:height="0.872cm" svg:x="11.761cm" svg:y="6.4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872cm" svg:height="0.872cm" svg:x="11.761cm" svg:y="5.4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871cm" svg:height="0.872cm" svg:x="11.763cm" svg:y="4.4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4" draw:layer="layout" svg:width="0.871cm" svg:height="0.871cm" svg:x="11.757cm" svg:y="3.4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871cm" svg:height="0.872cm" svg:x="13.795cm" svg:y="8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4" draw:layer="layout" svg:width="0.871cm" svg:height="0.871cm" svg:x="13.795cm" svg:y="7.4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0.872cm" svg:height="0.871cm" svg:x="13.796cm" svg:y="6.4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872cm" svg:height="0.872cm" svg:x="13.796cm" svg:y="5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0.872cm" svg:height="0.871cm" svg:x="13.796cm" svg:y="4.4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872cm" svg:height="0.872cm" svg:x="13.796cm" svg:y="3.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871cm" svg:height="0.872cm" svg:x="15.826cm" svg:y="2.3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18.294cm" svg:y1="12.704cm" svg:x2="25.557cm" svg:y2="12.704cm">
            <text:p/>
          </draw:line>
          <draw:line draw:style-name="gr2" draw:text-style-name="P2" draw:layer="layout" svg:x1="24.831cm" svg:y1="12.704cm" svg:x2="24.831cm" svg:y2="2.1cm">
            <text:p/>
          </draw:line>
          <draw:line draw:style-name="gr2" draw:text-style-name="P2" draw:layer="layout" svg:x1="22.797cm" svg:y1="12.704cm" svg:x2="22.797cm" svg:y2="2.1cm">
            <text:p/>
          </draw:line>
          <draw:line draw:style-name="gr2" draw:text-style-name="P2" draw:layer="layout" svg:x1="20.763cm" svg:y1="12.704cm" svg:x2="20.763cm" svg:y2="2.1cm">
            <text:p/>
          </draw:line>
          <draw:line draw:style-name="gr2" draw:text-style-name="P2" draw:layer="layout" svg:x1="18.729cm" svg:y1="12.704cm" svg:x2="18.729cm" svg:y2="2.1cm">
            <text:p/>
          </draw:line>
          <draw:frame draw:style-name="gr3" draw:text-style-name="P3" draw:layer="layout" svg:width="1.743cm" svg:height="1.598cm" svg:x="18.003cm" svg:y="12.995cm">
            <draw:text-box>
              <text:p><text:span text:style-name="T1">M</text:span></text:p>
            </draw:text-box>
          </draw:frame>
          <draw:frame draw:style-name="gr3" draw:text-style-name="P3" draw:layer="layout" svg:width="1.743cm" svg:height="1.598cm" svg:x="20.037cm" svg:y="12.995cm">
            <draw:text-box>
              <text:p><text:span text:style-name="T1">C</text:span></text:p>
            </draw:text-box>
          </draw:frame>
          <draw:frame draw:style-name="gr3" draw:text-style-name="P3" draw:layer="layout" svg:width="1.743cm" svg:height="1.598cm" svg:x="22.216cm" svg:y="12.995cm">
            <draw:text-box>
              <text:p><text:span text:style-name="T1">X</text:span></text:p>
            </draw:text-box>
          </draw:frame>
          <draw:frame draw:style-name="gr3" draw:text-style-name="P3" draw:layer="layout" svg:width="1.744cm" svg:height="1.598cm" svg:x="24.249cm" svg:y="12.995cm">
            <draw:text-box>
              <text:p><text:span text:style-name="T1">I</text:span></text:p>
            </draw:text-box>
          </draw:frame>
          <draw:custom-shape draw:style-name="gr6" draw:text-style-name="P4" draw:layer="layout" svg:width="0.872cm" svg:height="0.872cm" svg:x="20.327cm" svg:y="11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871cm" svg:height="0.872cm" svg:x="22.363cm" svg:y="11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871cm" svg:height="0.872cm" svg:x="24.398cm" svg:y="11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0.872cm" svg:height="0.871cm" svg:x="22.364cm" svg:y="10.6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872cm" svg:height="0.872cm" svg:x="22.364cm" svg:y="9.6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871cm" svg:height="0.872cm" svg:x="24.398cm" svg:y="10.6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872cm" svg:height="0.872cm" svg:x="18.295cm" svg:y="11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872cm" svg:height="0.872cm" svg:x="22.364cm" svg:y="8.6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0.872cm" svg:height="0.871cm" svg:x="22.364cm" svg:y="7.6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6" draw:layer="layout" svg:width="6.391cm" svg:height="1.453cm" svg:x="10.014cm" svg:y="14.447cm">
            <draw:text-box>
              <text:p text:style-name="P5"><text:span text:style-name="T2">139 + 861</text:span></text:p>
            </draw:text-box>
          </draw:frame>
          <draw:frame draw:style-name="gr12" draw:text-style-name="P6" draw:layer="layout" svg:width="6.247cm" svg:height="1.453cm" svg:x="18.584cm" svg:y="14.447cm">
            <draw:text-box>
              <text:p text:style-name="P5"><text:span text:style-name="T2">1152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3T08:34:46.844000000</meta:creation-date>
    <dc:date>2019-09-11T14:59:14.098230989</dc:date>
    <meta:editing-duration>PT5M34S</meta:editing-duration>
    <meta:editing-cycles>3</meta:editing-cycles>
    <meta:generator>LibreOffice/6.0.7.3$Linux_X86_64 LibreOffice_project/00m0$Build-3</meta:generator>
    <meta:document-statistic meta:object-count="84"/>
  </office:meta>
</office:document-meta>
</file>